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 mutation operator applied to a population of chromosomes each gene of which represents a node nam</text:p>
      <text:p text:style-name="P1"># mutates by changing 1 gene in each chromosome</text:p>
      <text:p text:style-name="P1">undebug(Mutate);</text:p>
      <text:p text:style-name="P1"># debug(Mutate)</text:p>
      <text:p text:style-name="P1">muMx = Mutate ( df.bn = df.bn[ , 1:sampleSize ], mutationPct = <text:s/>0.20, columnSpace = xx, response = response ) <text:s/></text:p>
      <text:p text:style-name="P1"><text:s text:c="6"/></text:p>
      <text:p text:style-name="P2">Mutate = function( df.bn = df.bn[ , 1:sampleSize ], <text:span text:style-name="T5">mutationPct</text:span> = <text:s/>0.20, <text:span text:style-name="T5">columnSpace = </text:span>xx, response ) <text:s/>{</text:p>
      <text:p text:style-name="P1">popSize = nrow( df.bn )</text:p>
      <text:p text:style-name="P1">chromosomeLength = ncol( df.bn )</text:p>
      <text:p text:style-name="P1"># mutate a pair of genes of a randomly selected chromosome</text:p>
      <text:p text:style-name="P1"># one on goes off (-&gt;0), one off goes on (0-&gt;integer in nullSpace)</text:p>
      <text:p text:style-name="P1"># select at random mutationPct of population</text:p>
      <text:p text:style-name="P1">mutationPopSize = ceiling( popSize * mutationPct <text:s/>)</text:p>
      <text:p text:style-name="P3">chromosomes = matrix ( 0, ncol = chromosomeLength, nrow = mutationPopSize )</text:p>
      <text:p text:style-name="P3">for( k in 1:mutationPopSize ) { <text:s text:c="5"/># begin for mutation loop </text:p>
      <text:p text:style-name="P1"><text:span text:style-name="T2"><text:s text:c="7"/></text:span>chromosomes[ k, <text:s/>] = unlist( df.bn[ <text:span text:style-name="T4">sample( x=1:popSize, size=1, replace=F )</text:span><text:span text:style-name="T3"> , </text:span>] ); <text:s/><text:tab/> <text:s text:c="19"/></text:p>
      <text:p text:style-name="P1"><text:s text:c="7"/>nullSpace = setdiff( 1:ncol( xx ), chromosomes[ k, ] )</text:p>
      <text:p text:style-name="P4"><text:s text:c="7"/>on.gene.loc = <text:s/>sample( x = 1:chromosomeLength , size=1 ) <text:s/># location in chromosomes</text:p>
      <text:p text:style-name="P4"><text:s text:c="7"/>repl.gene = <text:s/>sample( x = nullSpace, size=1 ) <text:s/># column in xx not already in chromosomes<text:tab/></text:p>
      <text:p text:style-name="P4"><text:s text:c="7"/>chromosomes[ k, on.gene.loc ] = repl.gene </text:p>
      <text:p text:style-name="P4"><text:s text:c="7"/>chromosomes[ k , ] = sort( chromosomes[ k , ] )</text:p>
      <text:p text:style-name="P1"><text:span text:style-name="T3">} </text:span><text:s text:c="5"/># end for mutation loop</text:p>
      <text:p text:style-name="P1"/>
      <text:p text:style-name="P1">return( chromosomes <text:s/>);</text:p>
      <text:p text:style-name="P1"/>
      <text:p text:style-name="P1"><text:span text:style-name="T1">} <text:s/># end of function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6-08-11T16:37:15.36</meta:creation-date>
    <dc:date>2019-12-27T09:52:39.61</dc:date>
    <dc:creator>Lloyd L</dc:creator>
    <meta:editing-duration>P12DT4H18M6S</meta:editing-duration>
    <meta:editing-cycles>66</meta:editing-cycles>
    <meta:generator>OpenOffice/4.1.6$Win32 OpenOffice.org_project/416m1$Build-9790</meta:generator>
    <meta:document-statistic meta:table-count="0" meta:image-count="0" meta:object-count="0" meta:page-count="1" meta:paragraph-count="24" meta:word-count="222" meta:character-count="1346"/>
  </office:meta>
</office:document-meta>
</file>